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90000029AAB2D40A6A4E637E8.png" manifest:media-type="image/png"/>
  <manifest:file-entry manifest:full-path="Pictures/100000010000042C000003B0D7C31639B6DAE49D.png" manifest:media-type="image/png"/>
  <manifest:file-entry manifest:full-path="Pictures/100000010000042C000003B064BF2FDF03164F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ba652" officeooo:paragraph-rsid="001ba652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1ba652" officeooo:paragraph-rsid="001ba652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1ba652" officeooo:paragraph-rsid="001ba652" style:font-size-asian="22pt" style:font-weight-asian="bold" style:font-size-complex="2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15</text:p>
      <text:p text:style-name="P1"/>
      <text:p text:style-name="P1"/>
      <text:p text:style-name="P2"><draw:frame draw:style-name="fr1" draw:name="Image1" text:anchor-type="char" svg:width="17cm" svg:height="15.025cm" draw:z-index="0"><draw:image xlink:href="Pictures/100000010000042C000003B064BF2FDF03164F0C.png" xlink:type="simple" xlink:show="embed" xlink:actuate="onLoad" draw:mime-type="image/png"/></draw:frame><text:s/></text:p>
      <text:p text:style-name="P2"><draw:frame draw:style-name="fr2" draw:name="Image2" text:anchor-type="char" svg:width="17cm" svg:height="15.025cm" draw:z-index="1"><draw:image xlink:href="Pictures/100000010000042C000003B0D7C31639B6DAE49D.png" xlink:type="simple" xlink:show="embed" xlink:actuate="onLoad" draw:mime-type="image/png"/></draw:frame><text:soft-page-break/><text:s/></text:p>
      <text:p text:style-name="P2"><draw:frame draw:style-name="fr1" draw:name="Image3" text:anchor-type="char" svg:width="17cm" svg:height="10.959cm" draw:z-index="2"><draw:image xlink:href="Pictures/10000001000004090000029AAB2D40A6A4E637E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0T00:21:47.387839692</meta:creation-date>
    <dc:date>2024-03-30T00:23:33.931947525</dc:date>
    <meta:editing-duration>PT1M49S</meta:editing-duration>
    <meta:editing-cycles>1</meta:editing-cycles>
    <meta:document-statistic meta:table-count="0" meta:image-count="3" meta:object-count="0" meta:page-count="3" meta:paragraph-count="3" meta:word-count="2" meta:character-count="15" meta:non-whitespace-character-count="12"/>
    <meta:generator>LibreOffice/7.3.7.2$Linux_X86_64 LibreOffice_project/30$Build-2</meta:generator>
  </office:meta>
</office:document-meta>
</file>